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5e8e" officeooo:paragraph-rsid="00085e8e"/>
    </style:style>
    <style:style style:name="T1" style:family="text">
      <style:text-properties officeooo:rsid="0008c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’m thinking about hanging up the hat on this project, at least for a little while. I feel like I’m sinking too many hours into it with diminishing returns. I started it about a month and a half ago and most of my progress lately has slowed to a crawl as a result of reduced motivation to work on it. I want to spend some more time working on websites as well as developing my artwork more. I’ve sort of hit a dry spot in terms of exciting milestones to accomplish with this project, so I’m going to use a series of other smaller projects to help propel this one forwards. <text:span text:style-name="T1">And – who knows? - maybe I’ll learn some stuff that’ll make some of the issues easier to manage. Or I’ll learn some tips and tricks I can implement into the game to make it bet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0:13:14.613268026</meta:creation-date>
    <meta:generator>LibreOffice/6.0.7.3$Linux_X86_64 LibreOffice_project/00m0$Build-3</meta:generator>
    <dc:date>2019-11-12T20:23:42.299275505</dc:date>
    <meta:editing-duration>PT10M27S</meta:editing-duration>
    <meta:editing-cycles>3</meta:editing-cycles>
    <meta:document-statistic meta:table-count="0" meta:image-count="0" meta:object-count="0" meta:page-count="1" meta:paragraph-count="1" meta:word-count="146" meta:character-count="753" meta:non-whitespace-character-count="607"/>
  </office:meta>
</office:document-meta>
</file>